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fo:language="ca" fo:country="ES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language="ca" fo:country="ES" fo:font-weight="bol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Arial" fo:font-size="14pt" fo:language="ca" fo:country="ES" fo:font-weight="bold" officeooo:rsid="001a1476" officeooo:paragraph-rsid="001a1476" style:font-size-asian="14pt" style:font-weight-asian="bold" style:font-size-complex="14pt" style:font-weight-complex="bold"/>
    </style:style>
    <style:style style:name="P4" style:family="paragraph" style:parent-style-name="Footer">
      <style:text-properties fo:font-size="10pt" fo:language="ca" fo:country="ES" style:font-size-asian="10pt" style:font-size-complex="10pt"/>
    </style:style>
    <style:style style:name="P5" style:family="paragraph" style:parent-style-name="Numeracion">
      <style:paragraph-properties fo:margin-top="0cm" fo:margin-bottom="0.499cm" loext:contextual-spacing="false" fo:text-align="justify" style:justify-single-word="false" style:shadow="none"/>
      <style:text-properties style:font-name="Arial" fo:language="es" fo:country="ES" fo:font-weight="normal" officeooo:rsid="00626815" officeooo:paragraph-rsid="00626815" style:font-weight-asian="normal" style:font-weight-complex="normal"/>
    </style:style>
    <style:style style:name="P6" style:family="paragraph" style:parent-style-name="Standard" style:master-page-name="Standard">
      <style:paragraph-properties fo:text-align="justify" style:justify-single-word="false" style:page-number="1"/>
      <style:text-properties style:font-name="Arial" fo:font-size="6pt" fo:language="ca" fo:country="ES" fo:font-weight="bold" style:font-size-asian="6pt" style:font-weight-asian="bold" style:font-size-complex="6pt" style:font-weight-complex="bold"/>
    </style:style>
    <style:style style:name="P7" style:family="paragraph" style:parent-style-name="Text_20_body" style:list-style-name="L8">
      <style:text-properties style:font-name="Arial" fo:language="es" fo:country="ES" fo:font-weight="normal" officeooo:rsid="00287ebf" officeooo:paragraph-rsid="00287ebf" style:font-weight-asian="normal" style:font-weight-complex="normal"/>
    </style:style>
    <style:style style:name="P8" style:family="paragraph" style:parent-style-name="Text_20_body" style:list-style-name="L8">
      <style:paragraph-properties fo:margin-left="1.251cm" fo:margin-right="0cm" fo:text-align="center" style:justify-single-word="false" fo:text-indent="-0.635cm" style:auto-text-indent="false"/>
      <style:text-properties style:font-name="Arial" fo:language="es" fo:country="ES" fo:font-weight="bold" officeooo:rsid="0029de71" officeooo:paragraph-rsid="00287ebf" style:font-weight-asian="bold" style:font-weight-complex="bold"/>
    </style:style>
    <style:style style:name="P9" style:family="paragraph" style:parent-style-name="Numeracion" style:list-style-name="L1">
      <style:paragraph-properties fo:margin-top="0cm" fo:margin-bottom="0.499cm" loext:contextual-spacing="false" fo:text-align="justify" style:justify-single-word="false"/>
      <style:text-properties officeooo:rsid="005358ee" officeooo:paragraph-rsid="005358ee"/>
    </style:style>
    <style:style style:name="P10" style:family="paragraph" style:parent-style-name="Numeracion" style:list-style-name="L1">
      <style:paragraph-properties fo:margin-top="0cm" fo:margin-bottom="0.499cm" loext:contextual-spacing="false" fo:text-align="justify" style:justify-single-word="false" style:shadow="none"/>
      <style:text-properties style:font-name="Arial" fo:language="es" fo:country="ES" fo:font-weight="normal" officeooo:rsid="0054a512" officeooo:paragraph-rsid="0054a512" style:font-weight-asian="normal" style:font-weight-complex="normal"/>
    </style:style>
    <style:style style:name="P11" style:family="paragraph" style:parent-style-name="Numeracion" style:list-style-name="L1">
      <style:paragraph-properties fo:margin-top="0cm" fo:margin-bottom="0.499cm" loext:contextual-spacing="false" fo:text-align="justify" style:justify-single-word="false" style:shadow="none"/>
      <style:text-properties style:font-name="Arial" fo:language="es" fo:country="ES" fo:font-weight="normal" officeooo:rsid="00626815" officeooo:paragraph-rsid="00626815" style:font-weight-asian="normal" style:font-weight-complex="normal"/>
    </style:style>
    <style:style style:name="P12" style:family="paragraph" style:parent-style-name="Numeracion" style:list-style-name="L1">
      <style:paragraph-properties fo:margin-top="0cm" fo:margin-bottom="0.499cm" loext:contextual-spacing="false" fo:text-align="justify" style:justify-single-word="false" style:shadow="none"/>
      <style:text-properties style:font-name="Arial" fo:language="es" fo:country="ES" fo:font-weight="normal" officeooo:rsid="00626815" officeooo:paragraph-rsid="006d6168" style:font-weight-asian="normal" style:font-weight-complex="normal"/>
    </style:style>
    <style:style style:name="P13" style:family="paragraph" style:parent-style-name="Numeracion" style:list-style-name="L1">
      <style:paragraph-properties fo:margin-top="0cm" fo:margin-bottom="0.499cm" loext:contextual-spacing="false" fo:text-align="justify" style:justify-single-word="false" style:shadow="none"/>
      <style:text-properties style:font-name="Arial" fo:language="es" fo:country="ES" fo:font-weight="normal" officeooo:rsid="005358ee" officeooo:paragraph-rsid="005358ee" style:font-weight-asian="normal" style:font-weight-complex="normal"/>
    </style:style>
    <style:style style:name="P14" style:family="paragraph" style:parent-style-name="Numeracion" style:list-style-name="L1">
      <style:paragraph-properties fo:margin-top="0cm" fo:margin-bottom="0.499cm" loext:contextual-spacing="false" fo:text-align="justify" style:justify-single-word="false" style:shadow="none"/>
      <style:text-properties fo:language="es" fo:country="ES" officeooo:rsid="00587fad" officeooo:paragraph-rsid="0059ddc9"/>
    </style:style>
    <style:style style:name="P15" style:family="paragraph" style:parent-style-name="Numeracion" style:list-style-name="L2">
      <style:paragraph-properties fo:margin-left="2.501cm" fo:margin-right="0cm" fo:margin-top="0cm" fo:margin-bottom="0.499cm" loext:contextual-spacing="false" fo:text-align="justify" style:justify-single-word="false" fo:text-indent="-0.635cm" style:auto-text-indent="false"/>
      <style:text-properties fo:language="es" fo:country="ES" officeooo:rsid="005358ee" officeooo:paragraph-rsid="005358ee"/>
    </style:style>
    <style:style style:name="P16" style:family="paragraph" style:parent-style-name="Numeracion" style:list-style-name="L2">
      <style:paragraph-properties fo:margin-left="2.501cm" fo:margin-right="0cm" fo:margin-top="0cm" fo:margin-bottom="0.499cm" loext:contextual-spacing="false" fo:text-align="justify" style:justify-single-word="false" fo:text-indent="-0.635cm" style:auto-text-indent="false"/>
      <style:text-properties style:font-name="Arial" fo:language="es" fo:country="ES" fo:font-weight="normal" officeooo:rsid="005358ee" officeooo:paragraph-rsid="005388d0" style:font-weight-asian="normal" style:font-weight-complex="normal"/>
    </style:style>
    <style:style style:name="P17" style:family="paragraph" style:parent-style-name="Numeracion" style:list-style-name="L2">
      <style:paragraph-properties fo:margin-left="2.501cm" fo:margin-right="0cm" fo:margin-top="0cm" fo:margin-bottom="0.499cm" loext:contextual-spacing="false" fo:text-align="justify" style:justify-single-word="false" fo:text-indent="-0.635cm" style:auto-text-indent="false"/>
      <style:text-properties style:font-name="Arial" fo:language="es" fo:country="ES" fo:font-weight="normal" officeooo:rsid="005358ee" officeooo:paragraph-rsid="005358ee" style:font-weight-asian="normal" style:font-weight-complex="normal"/>
    </style:style>
    <style:style style:name="P18" style:family="paragraph" style:parent-style-name="Numeracion" style:list-style-name="L2">
      <style:paragraph-properties fo:margin-left="2.501cm" fo:margin-right="0cm" fo:margin-top="0cm" fo:margin-bottom="0.499cm" loext:contextual-spacing="false" fo:text-align="justify" style:justify-single-word="false" fo:text-indent="-0.635cm" style:auto-text-indent="false"/>
      <style:text-properties style:font-name="Arial" fo:language="es" fo:country="ES" fo:font-weight="normal" officeooo:rsid="0054a512" officeooo:paragraph-rsid="0054a512" style:font-weight-asian="normal" style:font-weight-complex="normal"/>
    </style:style>
    <style:style style:name="P19" style:family="paragraph" style:parent-style-name="Numeracion" style:list-style-name="L3">
      <style:paragraph-properties fo:margin-left="2.501cm" fo:margin-right="0cm" fo:margin-top="0cm" fo:margin-bottom="0.499cm" loext:contextual-spacing="false" fo:text-align="justify" style:justify-single-word="false" fo:text-indent="-0.635cm" style:auto-text-indent="false" style:shadow="none"/>
      <style:text-properties style:font-name="Arial" fo:language="es" fo:country="ES" fo:font-weight="normal" officeooo:rsid="0054a512" officeooo:paragraph-rsid="0054a512" style:font-weight-asian="normal" style:font-weight-complex="normal"/>
    </style:style>
    <style:style style:name="P20" style:family="paragraph" style:parent-style-name="Numeracion" style:list-style-name="L3">
      <style:paragraph-properties fo:margin-left="2.501cm" fo:margin-right="0cm" fo:margin-top="0cm" fo:margin-bottom="0.499cm" loext:contextual-spacing="false" fo:text-align="justify" style:justify-single-word="false" fo:text-indent="-0.635cm" style:auto-text-indent="false" style:shadow="none"/>
      <style:text-properties style:font-name="Arial" fo:language="es" fo:country="ES" fo:font-weight="normal" officeooo:rsid="005358ee" officeooo:paragraph-rsid="0060792f" style:font-weight-asian="normal" style:font-weight-complex="normal"/>
    </style:style>
    <style:style style:name="P21" style:family="paragraph" style:parent-style-name="Numeracion" style:list-style-name="L4">
      <style:paragraph-properties fo:margin-left="2.501cm" fo:margin-right="0cm" fo:margin-top="0cm" fo:margin-bottom="0.499cm" loext:contextual-spacing="false" fo:text-align="justify" style:justify-single-word="false" fo:text-indent="-0.635cm" style:auto-text-indent="false" style:shadow="none"/>
      <style:text-properties style:font-name="Arial" fo:language="es" fo:country="ES" fo:font-weight="normal" officeooo:rsid="005358ee" officeooo:paragraph-rsid="005358ee" style:font-weight-asian="normal" style:font-weight-complex="normal"/>
    </style:style>
    <style:style style:name="P22" style:family="paragraph" style:parent-style-name="Numeracion" style:list-style-name="L4">
      <style:paragraph-properties fo:margin-left="2.501cm" fo:margin-right="0cm" fo:margin-top="0cm" fo:margin-bottom="0.499cm" loext:contextual-spacing="false" fo:text-align="justify" style:justify-single-word="false" fo:text-indent="-0.635cm" style:auto-text-indent="false" style:shadow="none"/>
      <style:text-properties style:font-name="Arial" fo:language="es" fo:country="ES" fo:font-style="normal" fo:font-weight="normal" officeooo:rsid="005388d0" officeooo:paragraph-rsid="005388d0" style:font-style-asian="normal" style:font-weight-asian="normal" style:font-style-complex="normal" style:font-weight-complex="normal"/>
    </style:style>
    <style:style style:name="P23" style:family="paragraph" style:parent-style-name="Numeracion" style:list-style-name="L3">
      <style:paragraph-properties fo:margin-left="2.501cm" fo:margin-right="0cm" fo:margin-top="0cm" fo:margin-bottom="0.499cm" loext:contextual-spacing="false" fo:text-align="justify" style:justify-single-word="false" fo:text-indent="-0.635cm" style:auto-text-indent="false" style:shadow="none"/>
      <style:text-properties officeooo:paragraph-rsid="0054a512"/>
    </style:style>
    <style:style style:name="P24" style:family="paragraph" style:parent-style-name="Numeracion" style:list-style-name="L4">
      <style:paragraph-properties fo:margin-left="2.501cm" fo:margin-right="0cm" fo:margin-top="0cm" fo:margin-bottom="0.499cm" loext:contextual-spacing="false" fo:text-align="justify" style:justify-single-word="false" fo:text-indent="-0.635cm" style:auto-text-indent="false" style:shadow="none"/>
      <style:text-properties officeooo:paragraph-rsid="005358ee"/>
    </style:style>
    <style:style style:name="P25" style:family="paragraph" style:parent-style-name="Numeracion" style:list-style-name="L4">
      <style:paragraph-properties fo:margin-left="2.501cm" fo:margin-right="0cm" fo:margin-top="0cm" fo:margin-bottom="0.499cm" loext:contextual-spacing="false" fo:text-align="justify" style:justify-single-word="false" fo:text-indent="-0.635cm" style:auto-text-indent="false" style:shadow="none"/>
      <style:text-properties officeooo:rsid="005358ee" officeooo:paragraph-rsid="005358ee"/>
    </style:style>
    <style:style style:name="P26" style:family="paragraph" style:parent-style-name="Numeracion" style:list-style-name="L4">
      <style:paragraph-properties fo:margin-left="2.501cm" fo:margin-right="0cm" fo:margin-top="0cm" fo:margin-bottom="0.499cm" loext:contextual-spacing="false" fo:text-align="justify" style:justify-single-word="false" fo:text-indent="-0.635cm" style:auto-text-indent="false" style:shadow="none"/>
      <style:text-properties fo:font-style="normal" officeooo:rsid="005388d0" officeooo:paragraph-rsid="005388d0" style:font-style-asian="normal" style:font-style-complex="normal"/>
    </style:style>
    <style:style style:name="P27" style:family="paragraph" style:parent-style-name="Numeracion" style:list-style-name="L5">
      <style:paragraph-properties fo:margin-left="2.501cm" fo:margin-right="0cm" fo:margin-top="0cm" fo:margin-bottom="0.499cm" loext:contextual-spacing="false" fo:text-align="justify" style:justify-single-word="false" fo:text-indent="-0.635cm" style:auto-text-indent="false" style:shadow="none"/>
      <style:text-properties fo:language="es" fo:country="ES" officeooo:rsid="0055441f" officeooo:paragraph-rsid="0055441f"/>
    </style:style>
    <style:style style:name="P28" style:family="paragraph" style:parent-style-name="Numeracion" style:list-style-name="L5">
      <style:paragraph-properties fo:margin-left="2.501cm" fo:margin-right="0cm" fo:margin-top="0cm" fo:margin-bottom="0.499cm" loext:contextual-spacing="false" fo:text-align="justify" style:justify-single-word="false" fo:text-indent="-0.635cm" style:auto-text-indent="false" style:shadow="none"/>
      <style:text-properties fo:language="es" fo:country="ES" fo:font-style="normal" officeooo:rsid="0055f6a0" officeooo:paragraph-rsid="0055f6a0" style:font-style-asian="normal" style:font-style-complex="normal"/>
    </style:style>
    <style:style style:name="P29" style:family="paragraph" style:parent-style-name="Numeracion">
      <style:paragraph-properties fo:margin-left="2.501cm" fo:margin-right="0cm" fo:margin-top="0cm" fo:margin-bottom="0.499cm" loext:contextual-spacing="false" fo:text-align="justify" style:justify-single-word="false" fo:text-indent="-0.635cm" style:auto-text-indent="false" style:shadow="none"/>
      <style:text-properties fo:language="es" fo:country="ES" fo:font-style="normal" officeooo:rsid="0055f6a0" officeooo:paragraph-rsid="0055f6a0" style:font-style-asian="normal" style:font-style-complex="normal"/>
    </style:style>
    <style:style style:name="P30" style:family="paragraph" style:parent-style-name="Numeracion" style:list-style-name="L5">
      <style:paragraph-properties fo:margin-left="2.501cm" fo:margin-right="0cm" fo:margin-top="0cm" fo:margin-bottom="0.499cm" loext:contextual-spacing="false" fo:text-align="justify" style:justify-single-word="false" fo:text-indent="-0.635cm" style:auto-text-indent="false" style:shadow="none"/>
      <style:text-properties fo:language="es" fo:country="ES" fo:font-style="normal" officeooo:rsid="005d5e82" officeooo:paragraph-rsid="005d5e82" style:font-style-asian="normal" style:font-style-complex="normal"/>
    </style:style>
    <style:style style:name="P31" style:family="paragraph" style:parent-style-name="Numeracion" style:list-style-name="L3">
      <style:paragraph-properties fo:margin-left="3.752cm" fo:margin-right="0cm" fo:margin-top="0cm" fo:margin-bottom="0.499cm" loext:contextual-spacing="false" fo:text-align="justify" style:justify-single-word="false" fo:text-indent="-0.635cm" style:auto-text-indent="false" style:shadow="none"/>
      <style:text-properties officeooo:paragraph-rsid="0060792f"/>
    </style:style>
    <style:style style:name="P32" style:family="paragraph" style:parent-style-name="Numeracion" style:list-style-name="L3">
      <style:paragraph-properties fo:margin-left="3.752cm" fo:margin-right="0cm" fo:margin-top="0cm" fo:margin-bottom="0.499cm" loext:contextual-spacing="false" fo:text-align="justify" style:justify-single-word="false" fo:text-indent="-0.635cm" style:auto-text-indent="false" style:shadow="none"/>
      <style:text-properties style:font-name="Arial" fo:language="es" fo:country="ES" fo:font-weight="normal" officeooo:rsid="005358ee" officeooo:paragraph-rsid="0060792f" style:font-weight-asian="normal" style:font-weight-complex="normal"/>
    </style:style>
    <style:style style:name="P33" style:family="paragraph" style:parent-style-name="Numeracion" style:list-style-name="L6">
      <style:paragraph-properties fo:margin-left="3.752cm" fo:margin-right="0cm" fo:margin-top="0cm" fo:margin-bottom="0.499cm" loext:contextual-spacing="false" fo:text-align="justify" style:justify-single-word="false" fo:text-indent="-0.635cm" style:auto-text-indent="false" style:shadow="none"/>
      <style:text-properties style:font-name="Arial" fo:language="es" fo:country="ES" fo:font-weight="normal" officeooo:rsid="005358ee" officeooo:paragraph-rsid="006825a0" style:font-weight-asian="normal" style:font-weight-complex="normal"/>
    </style:style>
    <style:style style:name="P34" style:family="paragraph" style:parent-style-name="Numeracion" style:list-style-name="L6">
      <style:paragraph-properties fo:margin-left="3.752cm" fo:margin-right="0cm" fo:margin-top="0cm" fo:margin-bottom="0.499cm" loext:contextual-spacing="false" fo:text-align="justify" style:justify-single-word="false" fo:text-indent="-0.635cm" style:auto-text-indent="false" style:shadow="none"/>
      <style:text-properties style:font-name="Arial" fo:language="es" fo:country="ES" fo:font-weight="normal" officeooo:rsid="006825a0" officeooo:paragraph-rsid="006825a0" style:font-weight-asian="normal" style:font-weight-complex="normal"/>
    </style:style>
    <style:style style:name="P35" style:family="paragraph" style:parent-style-name="Numeracion" style:list-style-name="L6">
      <style:paragraph-properties fo:margin-left="3.752cm" fo:margin-right="0cm" fo:margin-top="0cm" fo:margin-bottom="0.499cm" loext:contextual-spacing="false" fo:text-align="justify" style:justify-single-word="false" fo:text-indent="-0.635cm" style:auto-text-indent="false" style:shadow="none"/>
      <style:text-properties style:font-name="Arial" fo:language="es" fo:country="ES" fo:font-weight="normal" officeooo:rsid="006c542d" officeooo:paragraph-rsid="006c542d" style:font-weight-asian="normal" style:font-weight-complex="normal"/>
    </style:style>
    <style:style style:name="P36" style:family="paragraph" style:parent-style-name="Numeracion" style:list-style-name="L7">
      <style:paragraph-properties fo:margin-left="3.752cm" fo:margin-right="0cm" fo:margin-top="0cm" fo:margin-bottom="0.499cm" loext:contextual-spacing="false" fo:text-align="justify" style:justify-single-word="false" fo:text-indent="-0.635cm" style:auto-text-indent="false" style:shadow="none"/>
      <style:text-properties style:font-name="Arial" fo:language="es" fo:country="ES" fo:font-weight="normal" officeooo:rsid="006c542d" officeooo:paragraph-rsid="006c542d" style:font-weight-asian="normal" style:font-weight-complex="normal"/>
    </style:style>
    <style:style style:name="P37" style:family="paragraph" style:parent-style-name="Numeracion" style:list-style-name="L3">
      <style:paragraph-properties fo:margin-left="3.752cm" fo:margin-right="0cm" fo:margin-top="0cm" fo:margin-bottom="0.499cm" loext:contextual-spacing="false" fo:text-align="justify" style:justify-single-word="false" fo:text-indent="-0.635cm" style:auto-text-indent="false" style:shadow="none"/>
      <style:text-properties style:font-name="Arial" fo:language="es" fo:country="ES" fo:font-style="normal" fo:font-weight="normal" officeooo:rsid="005388d0" officeooo:paragraph-rsid="0060792f" style:font-style-asian="normal" style:font-weight-asian="normal" style:font-style-complex="normal" style:font-weight-complex="normal"/>
    </style:style>
    <style:style style:name="P38" style:family="paragraph" style:parent-style-name="Numeracion" style:list-style-name="L3">
      <style:paragraph-properties fo:margin-left="3.752cm" fo:margin-right="0cm" fo:margin-top="0cm" fo:margin-bottom="0.499cm" loext:contextual-spacing="false" fo:text-align="justify" style:justify-single-word="false" fo:text-indent="-0.635cm" style:auto-text-indent="false" style:shadow="none"/>
      <style:text-properties officeooo:rsid="005358ee" officeooo:paragraph-rsid="0060792f"/>
    </style:style>
    <style:style style:name="P39" style:family="paragraph" style:parent-style-name="Numeracion" style:list-style-name="L3">
      <style:paragraph-properties fo:margin-left="3.752cm" fo:margin-right="0cm" fo:margin-top="0cm" fo:margin-bottom="0.499cm" loext:contextual-spacing="false" fo:text-align="justify" style:justify-single-word="false" fo:text-indent="-0.635cm" style:auto-text-indent="false" style:shadow="none"/>
      <style:text-properties fo:language="es" fo:country="ES" officeooo:rsid="005388d0" officeooo:paragraph-rsid="0060792f"/>
    </style:style>
    <style:style style:name="P40" style:family="paragraph" style:parent-style-name="Numeracion" style:list-style-name="L1">
      <style:paragraph-properties fo:margin-left="1.826cm" fo:margin-right="0cm" fo:margin-top="0cm" fo:margin-bottom="0.499cm" loext:contextual-spacing="false" fo:text-align="justify" style:justify-single-word="false" fo:text-indent="-0.635cm" style:auto-text-indent="false" style:shadow="none"/>
      <style:text-properties fo:language="es" fo:country="ES" officeooo:rsid="0055441f" officeooo:paragraph-rsid="0055441f"/>
    </style:style>
    <style:style style:name="P41" style:family="paragraph" style:parent-style-name="Numeracion" style:list-style-name="L1">
      <style:paragraph-properties fo:margin-left="1.826cm" fo:margin-right="0cm" fo:margin-top="0cm" fo:margin-bottom="0.499cm" loext:contextual-spacing="false" fo:text-align="justify" style:justify-single-word="false" fo:text-indent="-0.635cm" style:auto-text-indent="false" style:shadow="none"/>
      <style:text-properties style:font-name="Arial" fo:language="es" fo:country="ES" fo:font-weight="normal" officeooo:rsid="006825a0" officeooo:paragraph-rsid="006825a0" style:font-weight-asian="normal" style:font-weight-complex="normal"/>
    </style:style>
    <style:style style:name="P42" style:family="paragraph" style:parent-style-name="Numeracion" style:list-style-name="L1">
      <style:paragraph-properties fo:margin-left="1.826cm" fo:margin-right="0cm" fo:margin-top="0cm" fo:margin-bottom="0.499cm" loext:contextual-spacing="false" fo:text-align="justify" style:justify-single-word="false" fo:text-indent="-0.635cm" style:auto-text-indent="false" style:shadow="none"/>
      <style:text-properties style:font-name="Arial" fo:language="es" fo:country="ES" fo:font-weight="normal" officeooo:rsid="006c542d" officeooo:paragraph-rsid="006c542d" style:font-weight-asian="normal" style:font-weight-complex="normal"/>
    </style:style>
    <style:style style:name="P43" style:family="paragraph" style:parent-style-name="Numeracion" style:list-style-name="L6">
      <style:paragraph-properties fo:margin-left="5.002cm" fo:margin-right="0cm" fo:margin-top="0cm" fo:margin-bottom="0.499cm" loext:contextual-spacing="false" fo:text-align="justify" style:justify-single-word="false" fo:text-indent="-0.635cm" style:auto-text-indent="false" style:shadow="none"/>
      <style:text-properties style:font-name="Arial" fo:language="es" fo:country="ES" fo:font-weight="normal" officeooo:rsid="006825a0" officeooo:paragraph-rsid="006825a0" style:font-weight-asian="normal" style:font-weight-complex="normal"/>
    </style:style>
    <style:style style:name="P44" style:family="paragraph" style:parent-style-name="Numeracion" style:list-style-name="L6">
      <style:paragraph-properties fo:margin-left="5.002cm" fo:margin-right="0cm" fo:margin-top="0cm" fo:margin-bottom="0.499cm" loext:contextual-spacing="false" fo:text-align="justify" style:justify-single-word="false" fo:text-indent="-0.635cm" style:auto-text-indent="false" style:shadow="none"/>
      <style:text-properties style:font-name="Arial" fo:language="es" fo:country="ES" fo:font-weight="normal" officeooo:rsid="005358ee" officeooo:paragraph-rsid="006825a0" style:font-weight-asian="normal" style:font-weight-complex="normal"/>
    </style:style>
    <style:style style:name="P45" style:family="paragraph" style:parent-style-name="Numeracion" style:list-style-name="L6">
      <style:paragraph-properties fo:margin-left="5.002cm" fo:margin-right="0cm" fo:margin-top="0cm" fo:margin-bottom="0.499cm" loext:contextual-spacing="false" fo:text-align="justify" style:justify-single-word="false" fo:text-indent="-0.635cm" style:auto-text-indent="false" style:shadow="none"/>
      <style:text-properties style:font-name="Arial" fo:language="es" fo:country="ES" fo:font-style="normal" fo:font-weight="normal" officeooo:rsid="005388d0" officeooo:paragraph-rsid="006825a0" style:font-style-asian="normal" style:font-weight-asian="normal" style:font-style-complex="normal" style:font-weight-complex="normal"/>
    </style:style>
    <style:style style:name="P46" style:family="paragraph" style:parent-style-name="Numeracion" style:list-style-name="L6">
      <style:paragraph-properties fo:margin-left="5.002cm" fo:margin-right="0cm" fo:margin-top="0cm" fo:margin-bottom="0.499cm" loext:contextual-spacing="false" fo:text-align="justify" style:justify-single-word="false" fo:text-indent="-0.635cm" style:auto-text-indent="false" style:shadow="none"/>
      <style:text-properties officeooo:paragraph-rsid="006825a0"/>
    </style:style>
    <style:style style:name="P47" style:family="paragraph" style:parent-style-name="Numeracion" style:list-style-name="L6">
      <style:paragraph-properties fo:margin-left="5.002cm" fo:margin-right="0cm" fo:margin-top="0cm" fo:margin-bottom="0.499cm" loext:contextual-spacing="false" fo:text-align="justify" style:justify-single-word="false" fo:text-indent="-0.635cm" style:auto-text-indent="false" style:shadow="none"/>
      <style:text-properties officeooo:rsid="005358ee" officeooo:paragraph-rsid="006825a0"/>
    </style:style>
    <style:style style:name="T1" style:family="text">
      <style:text-properties officeooo:rsid="005358ee"/>
    </style:style>
    <style:style style:name="T2" style:family="text">
      <style:text-properties officeooo:rsid="0009e034"/>
    </style:style>
    <style:style style:name="T3" style:family="text">
      <style:text-properties style:font-name="Arial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weight="normal" officeooo:rsid="0059ddc9" style:font-weight-asian="normal" style:font-weight-complex="normal"/>
    </style:style>
    <style:style style:name="T6" style:family="text">
      <style:text-properties style:font-name="Arial" fo:language="es" fo:country="ES" fo:font-weight="normal" style:font-weight-asian="normal" style:font-weight-complex="normal"/>
    </style:style>
    <style:style style:name="T7" style:family="text">
      <style:text-properties style:font-name="Arial" fo:language="es" fo:country="ES" fo:font-weight="normal" officeooo:rsid="00162d32" style:font-weight-asian="normal" style:font-weight-complex="normal"/>
    </style:style>
    <style:style style:name="T8" style:family="text">
      <style:text-properties style:font-name="Arial" fo:language="es" fo:country="ES" fo:font-weight="normal" officeooo:rsid="005358ee" style:font-weight-asian="normal" style:font-weight-complex="normal"/>
    </style:style>
    <style:style style:name="T9" style:family="text">
      <style:text-properties style:font-name="Arial" fo:language="es" fo:country="ES" fo:font-weight="normal" officeooo:rsid="005388d0" style:font-weight-asian="normal" style:font-weight-complex="normal"/>
    </style:style>
    <style:style style:name="T10" style:family="text">
      <style:text-properties style:font-name="Arial" fo:language="es" fo:country="ES" fo:font-weight="normal" officeooo:rsid="0054a512" style:font-weight-asian="normal" style:font-weight-complex="normal"/>
    </style:style>
    <style:style style:name="T11" style:family="text">
      <style:text-properties style:font-name="Arial" fo:language="es" fo:country="ES" fo:font-weight="normal" officeooo:rsid="0056deb6" style:font-weight-asian="normal" style:font-weight-complex="normal"/>
    </style:style>
    <style:style style:name="T12" style:family="text">
      <style:text-properties style:font-name="Arial" fo:language="es" fo:country="ES" fo:font-weight="normal" officeooo:rsid="00677276" style:font-weight-asian="normal" style:font-weight-complex="normal"/>
    </style:style>
    <style:style style:name="T13" style:family="text">
      <style:text-properties style:font-name="Arial" fo:language="es" fo:country="ES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Arial" fo:language="es" fo:country="ES" fo:font-style="italic" fo:font-weight="normal" officeooo:rsid="0055441f" style:font-style-asian="italic" style:font-weight-asian="normal" style:font-style-complex="italic" style:font-weight-complex="normal"/>
    </style:style>
    <style:style style:name="T15" style:family="text">
      <style:text-properties style:font-name="Arial" fo:language="es" fo:country="ES" fo:font-style="italic" fo:font-weight="normal" officeooo:rsid="006825a0" style:font-style-asian="italic" style:font-weight-asian="normal" style:font-style-complex="italic" style:font-weight-complex="normal"/>
    </style:style>
    <style:style style:name="T16" style:family="text">
      <style:text-properties style:font-name="Arial" fo:language="es" fo:country="ES" fo:font-style="italic" fo:font-weight="normal" officeooo:rsid="006c542d" style:font-style-asian="italic" style:font-weight-asian="normal" style:font-style-complex="italic" style:font-weight-complex="normal"/>
    </style:style>
    <style:style style:name="T17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Arial" fo:font-style="italic" fo:font-weight="normal" officeooo:rsid="0054a512" style:font-style-asian="italic" style:font-weight-asian="normal" style:font-style-complex="italic" style:font-weight-complex="normal"/>
    </style:style>
    <style:style style:name="T19" style:family="text">
      <style:text-properties style:font-name="Arial" fo:font-style="normal" fo:font-weight="normal" officeooo:rsid="0054a512" style:font-style-asian="normal" style:font-weight-asian="normal" style:font-style-complex="normal" style:font-weight-complex="normal"/>
    </style:style>
    <style:style style:name="T20" style:family="text">
      <style:text-properties officeooo:rsid="003faeb2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55441f" style:font-style-asian="italic" style:font-style-complex="italic"/>
    </style:style>
    <style:style style:name="T23" style:family="text">
      <style:text-properties fo:font-style="italic" officeooo:rsid="00587fad" style:font-style-asian="italic" style:font-style-complex="italic"/>
    </style:style>
    <style:style style:name="T24" style:family="text">
      <style:text-properties fo:font-style="italic" officeooo:rsid="006825a0" style:font-style-asian="italic" style:font-style-complex="italic"/>
    </style:style>
    <style:style style:name="T25" style:family="text">
      <style:text-properties fo:font-style="italic" officeooo:rsid="006d6168" style:font-style-asian="italic" style:font-style-complex="italic"/>
    </style:style>
    <style:style style:name="T26" style:family="text">
      <style:text-properties fo:font-style="italic" officeooo:rsid="007479aa" style:font-style-asian="italic" style:font-style-complex="italic"/>
    </style:style>
    <style:style style:name="T27" style:family="text">
      <style:text-properties officeooo:rsid="005388d0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officeooo:rsid="00587fad"/>
    </style:style>
    <style:style style:name="T30" style:family="text">
      <style:text-properties officeooo:rsid="005a4278"/>
    </style:style>
    <style:style style:name="T31" style:family="text">
      <style:text-properties officeooo:rsid="005cba43"/>
    </style:style>
    <style:style style:name="T32" style:family="text">
      <style:text-properties officeooo:rsid="006825a0"/>
    </style:style>
    <style:style style:name="T33" style:family="text">
      <style:text-properties officeooo:rsid="006d6168"/>
    </style:style>
    <style:style style:name="T34" style:family="text">
      <style:text-properties officeooo:rsid="006ef62b"/>
    </style:style>
    <style:style style:name="T35" style:family="text">
      <style:text-properties officeooo:rsid="00709e80"/>
    </style:style>
    <style:style style:name="T36" style:family="text">
      <style:text-properties officeooo:rsid="0073144d"/>
    </style:style>
    <style:style style:name="T37" style:family="text">
      <style:text-properties officeooo:rsid="007447af"/>
    </style:style>
    <style:style style:name="T38" style:family="text">
      <style:text-properties officeooo:rsid="007479aa"/>
    </style:style>
    <style:style style:name="T39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prefix="P3.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26cm" fo:text-indent="-0.635cm" fo:margin-left="1.8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26cm" fo:text-indent="-0.635cm" fo:margin-left="1.8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26cm" fo:text-indent="-0.635cm" fo:margin-left="1.8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3">EJERCICIOS PRÁCTI<text:span text:style-name="T20">C</text:span>OS DE LA UNIDAD <text:span text:style-name="T31">3</text:span></text:p>
      <text:p text:style-name="P3"/>
      <text:list xml:id="list2541956210" text:style-name="L1">
        <text:list-item>
          <text:p text:style-name="P9"><text:span text:style-name="T7">I</text:span><text:span text:style-name="T6">nstala OpenERP en Windows 7 de acuerdo a los siguientes parámetros:</text:span></text:p>
        </text:list-item>
      </text:list>
      <text:list xml:id="list3641664094" text:style-name="L2">
        <text:list-item>
          <text:p text:style-name="P15"><text:span text:style-name="T4">Versión: 6.1 </text:span><text:span text:style-name="T17">all in one</text:span></text:p>
        </text:list-item>
        <text:list-item>
          <text:p text:style-name="P16">Incluye en la instalación el SGBD PostreSQL usando como usuario de conexión a<text:span text:style-name="T27">l SGBD</text:span> “<text:span text:style-name="T23">SGBDsge</text:span><text:span text:style-name="T29">”</text:span> <text:s/>y como contraseña <text:span text:style-name="T22">admin.sgbd</text:span>. </text:p>
        </text:list-item>
        <text:list-item>
          <text:p text:style-name="P16">El puerto en el que debe estar escuchando <text:span text:style-name="T27">el SGBD</text:span> de OpenERP debe ser el <text:span text:style-name="T22">6666</text:span>.</text:p>
        </text:list-item>
        <text:list-item>
          <text:p text:style-name="P17">Directorio de instalación <text:span text:style-name="T27">del servidor OpenERP</text:span>: C:\OpenERP6.1</text:p>
        </text:list-item>
        <text:list-item>
          <text:p text:style-name="P18">Comprueba que el SGBD se ha creado correctamente accediendo con el cliente <text:span text:style-name="T21">pgAdmin</text:span> al SGBD. Almacena la contraseña de administrador para futuras conexiones.</text:p>
        </text:list-item>
      </text:list>
      <text:list xml:id="list130030953472025" text:continue-list="list2541956210" text:style-name="L1">
        <text:list-item>
          <text:p text:style-name="P10">Instala el cliente GTK de OpenERP de acuerdo a los siguientes parámetros:</text:p>
        </text:list-item>
      </text:list>
      <text:list xml:id="list3751222657" text:style-name="L3">
        <text:list-item>
          <text:p text:style-name="P19">Versión: 6.1</text:p>
        </text:list-item>
        <text:list-item>
          <text:p text:style-name="P23"><text:span text:style-name="T10">Directorio: </text:span><text:a xlink:type="simple" xlink:href="../../../../../../../../../OpenERPClient" text:style-name="Internet_20_link" text:visited-style-name="Visited_20_Internet_20_Link"><text:span text:style-name="T10">C:\OpenERPClient</text:span></text:a></text:p>
        </text:list-item>
        <text:list-item>
          <text:p text:style-name="P20">Crea una empresa <text:span text:style-name="T27">en </text:span>el servidor OpenERP <text:span text:style-name="T27">utilizando el cliente GTK </text:span>de acuerdo a los siguientes parámetros:</text:p>
          <text:list>
            <text:list-item>
              <text:p text:style-name="P31"><text:span text:style-name="T8">Nombre: “T</text:span><text:span text:style-name="T9">estGTK</text:span><text:span text:style-name="T8">”. </text:span></text:p>
            </text:list-item>
            <text:list-item>
              <text:p text:style-name="P32">Carga en ella los datos de prueba que ofrece OpenERP.</text:p>
            </text:list-item>
            <text:list-item>
              <text:p text:style-name="P38"><text:span text:style-name="T6">Como contra</text:span><text:span text:style-name="T11">s</text:span><text:span text:style-name="T6">eña del adiministrador usa: </text:span><text:span text:style-name="T13">admin</text:span><text:span text:style-name="T14">gtk</text:span><text:span text:style-name="T13">.test</text:span></text:p>
            </text:list-item>
            <text:list-item>
              <text:p text:style-name="P37">Idioma del usuario administrador: castellano</text:p>
            </text:list-item>
            <text:list-item>
              <text:p text:style-name="P39"><text:span text:style-name="T19">Comprueba desde el cliente de PostreSQL </text:span><text:span text:style-name="T18">pgAdmin</text:span><text:span text:style-name="T19"> que se han creado las tablas asociadas a la empresa.</text:span></text:p>
            </text:list-item>
          </text:list>
        </text:list-item>
      </text:list>
      <text:list xml:id="list130032029836231" text:continue-list="list130030953472025" text:style-name="L1">
        <text:list-item>
          <text:p text:style-name="P11">Utilizando VirtualBox, crea una red privada virtual llamada SGE entre tu servidor OpenERP y un <text:span text:style-name="T37">cliente </text:span>Windows. Instala el cliente GTK en <text:s/>Windows XP y conecta desde él cliente GTK a la empresa “<text:span text:style-name="T21">TestGTK</text:span>”.</text:p>
        </text:list-item>
      </text:list>
      <text:p text:style-name="P5"/>
      <text:p text:style-name="P5"/>
      <text:list xml:id="list130032128949454" text:continue-numbering="true" text:style-name="L1">
        <text:list-item>
          <text:p text:style-name="P13"><text:soft-page-break/>Crea una empresa <text:span text:style-name="T27">en </text:span>el servidor OpenERP <text:span text:style-name="T27">utilizando el cliente web </text:span>de acuerdo a los siguientes parámetros:</text:p>
        </text:list-item>
      </text:list>
      <text:list xml:id="list1098962561" text:style-name="L4">
        <text:list-item>
          <text:p text:style-name="P24"><text:span text:style-name="T8">Nombre: “T</text:span><text:span text:style-name="T9">estWeb</text:span><text:span text:style-name="T8">”.</text:span></text:p>
        </text:list-item>
        <text:list-item>
          <text:p text:style-name="P21">Carga en ella los datos de prueba que ofrece OpenERP.</text:p>
        </text:list-item>
        <text:list-item>
          <text:p text:style-name="P25"><text:span text:style-name="T6">Como contra</text:span><text:span text:style-name="T12">s</text:span><text:span text:style-name="T6">eña del adiministrador usa: </text:span><text:span text:style-name="T13">admin</text:span><text:span text:style-name="T14">web</text:span><text:span text:style-name="T13">.test</text:span></text:p>
        </text:list-item>
        <text:list-item>
          <text:p text:style-name="P22">Idioma <text:span text:style-name="T36">por defecto de la interfaz</text:span>: catalan</text:p>
        </text:list-item>
        <text:list-item>
          <text:p text:style-name="P26"><text:span text:style-name="T6">Comprueba desde el cliente de PostreSQL </text:span><text:span text:style-name="T13">pgAdmin</text:span><text:span text:style-name="T6"> que se han creado las tablas asociadas a la empresa.</text:span></text:p>
        </text:list-item>
      </text:list>
      <text:list xml:id="list130031616077941" text:continue-list="list130032128949454" text:style-name="L1">
        <text:list-item>
          <text:p text:style-name="P14"><text:span text:style-name="T4">Utilizando VirtualBox, crea una red privada virtual llamada SGE entre tu servidor OpenERP y un cliente </text:span><text:span text:style-name="T5">Ubuntu</text:span><text:span text:style-name="T4">. </text:span><text:span text:style-name="T5">Utilizando el cliente web conecta desde Ubuntu a la empresa “TestWeb”.</text:span></text:p>
        </text:list-item>
        <text:list-item>
          <text:p text:style-name="P40">Realiza los siguientes cambios en la configuración del SGBD PostreSQL y el servidor OpenERP:</text:p>
        </text:list-item>
      </text:list>
      <text:list xml:id="list1512605457" text:style-name="L5">
        <text:list-item>
          <text:p text:style-name="P27">Contraseña de administración de OpenERP: <text:span text:style-name="T21">admin.openERP</text:span></text:p>
        </text:list-item>
        <text:list-item>
          <text:p text:style-name="P28">Puerto en el que está escuchando el SGBD: <text:span text:style-name="T21">2014</text:span></text:p>
        </text:list-item>
        <text:list-item>
          <text:p text:style-name="P30">Puerto en el que escucha el cliente web: <text:span text:style-name="T21">2222</text:span></text:p>
        </text:list-item>
        <text:list-item>
          <text:p text:style-name="P30">Puerto en el que escucha el cliente GTK: <text:span text:style-name="T21">3333</text:span></text:p>
        </text:list-item>
        <text:list-item>
          <text:p text:style-name="P28">Conecta desde el cliente web <text:span text:style-name="T30">de Ubuntu </text:span>y borra la empresa creada anteriormente con este cliente.</text:p>
        </text:list-item>
        <text:list-item>
          <text:p text:style-name="P28">Conecta desde el cliente GTK <text:span text:style-name="T30">de Windows XP </text:span>y borra la empresa creada anteriormente con este cliente.</text:p>
        </text:list-item>
      </text:list>
      <text:p text:style-name="P29">// <text:span text:style-name="T38">7-8-9 no entran para examen</text:span></text:p>
      <text:list xml:id="list130030912235219" text:continue-list="list130031616077941" text:style-name="L1">
        <text:list-item>
          <text:p text:style-name="P41"><text:span text:style-name="T35">Utilizando Virtual Box, i</text:span>nstala el servidor OpenERP en Ubuntu de acuerdo a los siguientes parámetros:</text:p>
        </text:list-item>
      </text:list>
      <text:list xml:id="list539473280" text:style-name="L6">
        <text:list-item>
          <text:p text:style-name="P34">El servidor OpenERP debe utilizar un servidor Postgresql instalado en la misma máquina de Linux. Puedes utilizar como guía de instalación estas instrucciones: <text:a xlink:type="simple" xlink:href="https://doc.odoo.com/es/install/linux/postgres/" text:style-name="Internet_20_link" text:visited-style-name="Visited_20_Internet_20_Link">https://doc.odoo.com/es/install/linux/postgres/</text:a></text:p>
        </text:list-item>
        <text:list-item>
          <text:p text:style-name="P34">El servidor OpenERP debe utilizar como parámetros de conexión al sistema gestor de base de datos (SGBD) los siguientes:</text:p>
          <text:list>
            <text:list-item>
              <text:p text:style-name="P43">Usuario: <text:span text:style-name="T21">openerp</text:span></text:p>
            </text:list-item>
            <text:list-item>
              <text:p text:style-name="P43"><text:soft-page-break/>Contraseña: <text:span text:style-name="T21">sgebd</text:span></text:p>
            </text:list-item>
          </text:list>
        </text:list-item>
        <text:list-item>
          <text:p text:style-name="P34">Comprueba antes de instalar el servidor OpenERP que puedes conectar con el SGBD con la herramienta pgAdminIII. Utiliza para conectar el usuario y contraseña indicados en el punto anterior.</text:p>
        </text:list-item>
        <text:list-item>
          <text:p text:style-name="P34">Instala la versión 6.1 de OpenERP incluida en el fichero .deb que aparece en los anexos del libro. El comando <text:span text:style-name="T21">sudo dpkg -i nombre_paquete.deb</text:span> puede ser de utilidad.</text:p>
        </text:list-item>
        <text:list-item>
          <text:p text:style-name="P34">Comprueba que los procesos del servidor están funcionando. ¿Qué archivo de configuración está utilizando? </text:p>
        </text:list-item>
        <text:list-item>
          <text:p text:style-name="P33">Crea una empresa <text:span text:style-name="T27">en </text:span>el servidor OpenERP <text:span text:style-name="T32">instalado utilizando el cliente web </text:span>de acuerdo a los siguientes parámetros:</text:p>
          <text:list>
            <text:list-item>
              <text:p text:style-name="P46"><text:span text:style-name="T8">Nombre: “</text:span><text:span text:style-name="T16">SGE</text:span><text:span text:style-name="T15">Linux</text:span><text:span text:style-name="T8">”.</text:span></text:p>
            </text:list-item>
            <text:list-item>
              <text:p text:style-name="P44">Carga en ella los datos de prueba que ofrece OpenERP.</text:p>
            </text:list-item>
            <text:list-item>
              <text:p text:style-name="P47"><text:span text:style-name="T6">Como contra</text:span><text:span text:style-name="T12">s</text:span><text:span text:style-name="T6">eña del adiministrador usa: </text:span><text:span text:style-name="T13">admin</text:span><text:span text:style-name="T15">linux</text:span></text:p>
            </text:list-item>
            <text:list-item>
              <text:p text:style-name="P45">Idioma del usuario administrador: <text:span text:style-name="T24">castellano</text:span></text:p>
            </text:list-item>
            <text:list-item>
              <text:p text:style-name="P45">Comprueba desde el cliente de PostreSQL <text:span text:style-name="T21">pgAdmin</text:span> que se han creado las tablas asociadas a la <text:span text:style-name="T32">nueva</text:span> empresa.</text:p>
            </text:list-item>
          </text:list>
        </text:list-item>
        <text:list-item>
          <text:p text:style-name="P35"><text:span text:style-name="T28">Utiliza el cliente web para visualiar la lista de clientes de la emrpesa “</text:span><text:span text:style-name="T21">Linux</text:span><text:span text:style-name="T28">”.</text:span></text:p>
        </text:list-item>
      </text:list>
      <text:list xml:id="list130031314339547" text:continue-list="list130030912235219" text:style-name="L1">
        <text:list-item>
          <text:p text:style-name="P42">Instala el cliente GTK en sistema operativo Ubuntu de acuerdo a los siguientes parámetros:</text:p>
        </text:list-item>
      </text:list>
      <text:list xml:id="list564142621" text:style-name="L7">
        <text:list-item>
          <text:p text:style-name="P36">Versión 6.1 del cliente GTK (código fuente del cliente) incluida en los anexos del libro.</text:p>
        </text:list-item>
        <text:list-item>
          <text:p text:style-name="P36">Directorio donde debe instalarse el cliente: /opt/openERPclient61/</text:p>
        </text:list-item>
        <text:list-item>
          <text:p text:style-name="P36">Lanza el cliente GTK y conecta con la empresa <text:span text:style-name="T21">SGE</text:span><text:span text:style-name="T24">Linux</text:span> creada en el punto anterior. Visualiza los clientes de la empresa.</text:p>
        </text:list-item>
      </text:list>
      <text:list xml:id="list130031437768740" text:continue-list="list130031314339547" text:style-name="L1">
        <text:list-item>
          <text:p text:style-name="P12">Utilizando VirtualBox, crea una red privada virtual llamada <text:span text:style-name="T34">SGE</text:span> entre <text:span text:style-name="T33">el</text:span> servidor OpenERP <text:span text:style-name="T33">instalado en Linux </text:span>y un <text:span text:style-name="T37">cliente </text:span>Windows . <text:span text:style-name="T33">Conecta con la empresa </text:span><text:span text:style-name="T25">SGELinux</text:span><text:span text:style-name="T33"> desde el cliente web y/o el cliente GTK del sistema operativo Windows XP.</text:span></text:p>
        </text:list-item>
      </text:list>
      <text:list xml:id="list3708590720" text:style-name="L8">
        <text:list-header>
          <text:p text:style-name="P7"/>
          <text:p text:style-name="P8"><text:soft-page-break/>AÑADE AQUÍ LOS ERRORES QUE COMETAS EN LAS PRÁCTICAS Y CÓMO LOS RESOLVISTES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shadow="none"/>
      <style:text-properties style:font-name="Arial1" fo:font-family="Arial" style:font-style-name="Normal" style:font-family-generic="swiss" style:font-pitch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" style:family="paragraph" style:parent-style-name="Standard" style:class="extra">
      <style:paragraph-properties fo:margin-left="0cm" fo:margin-right="0cm" fo:line-height="100%" fo:text-align="start" style:justify-single-word="false" fo:text-indent="0cm" style:auto-text-indent="false"/>
    </style:style>
    <style:style style:name="Tabla_20_Titulo" style:display-name="Tabla Titulo" style:family="paragraph" style:parent-style-name="Table">
      <style:paragraph-properties fo:text-align="center" style:justify-single-word="false"/>
      <style:text-properties fo:font-weight="bold" style:font-weight-asian="bold"/>
    </style:style>
    <style:style style:name="Tabla_20_con_20_viñetas2" style:display-name="Tabla con viñetas2" style:family="paragraph" style:parent-style-name="Standard" style:list-style-name="WW8Num19">
      <style:paragraph-properties fo:margin-left="0.501cm" fo:margin-right="0cm" fo:line-height="100%" fo:text-align="start" style:justify-single-word="false" fo:text-indent="-0.501cm" style:auto-text-indent="false">
        <style:tab-stops>
          <style:tab-stop style:position="0.501cm"/>
        </style:tab-stops>
      </style:paragraph-properties>
      <style:text-properties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Viñetas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Numeracion" style:family="paragraph" style:parent-style-name="Standard" style:class="text">
      <style:paragraph-properties fo:margin-top="0cm" fo:margin-bottom="0.9cm" loext:contextual-spacing="false" fo:text-align="justify" style:justify-single-word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19z0" style:family="text">
      <style:text-properties style:font-name="Wingdings" fo:font-family="Wingdings" style:font-pitch="variable" style:font-charset="x-symbol" fo:font-size="12pt" style:font-size-asian="12pt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  <style:text-properties style:font-name="Wingdings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fo:language="ca" fo:country="ES" style:font-size-asian="10pt" style:font-size-complex="10pt"/>
    </style:style>
    <style:style style:name="MP2" style:family="paragraph" style:parent-style-name="Footer">
      <style:text-properties fo:font-size="10pt" fo:language="ca" fo:country="ES" style:font-size-asian="10pt" style:font-size-complex="10pt"/>
    </style:style>
    <style:style style:name="MT1" style:family="text">
      <style:text-properties officeooo:rsid="005358ee"/>
    </style:style>
    <style:style style:name="MT2" style:family="text">
      <style:text-properties officeooo:rsid="0009e034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0.51pt solid #000000" fo:padding-top="0.049cm" fo:padding-bottom="0.049cm" fo:padding-left="0.101cm" fo:padding-right="0.101cm" style:shadow="none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order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uanvi Saborit <text:tab/> <text:s text:c="5"/><text:tab/> <text:s text:c="27"/>Unitat <text:span text:style-name="MT1">3</text:span> – Instalac<text:span text:style-name="MT2">ió</text:span> <text:span text:style-name="MT2">d'OpenERP</text:span></text:p>
      </style:header>
      <style:footer>
        <text:p text:style-name="MP2"><text:tab/><text:tab/><text:span text:style-name="MT3">Pàgina</text:span> <text:span text:style-name="MT3"><text:page-number style:num-format="Native Numbering" text:select-page="current">4</text:page-number></text:span><text:span text:style-name="MT3">/</text:span><text:span text:style-name="MT3"><text:page-count>4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16T21:05:04.71</meta:creation-date>
    <meta:generator>LibreOffice/6.0.7.3$Linux_X86_64 LibreOffice_project/00m0$Build-3</meta:generator>
    <meta:editing-duration>P2DT4H3M44S</meta:editing-duration>
    <meta:editing-cycles>125</meta:editing-cycles>
    <meta:initial-creator>Juanvi </meta:initial-creator>
    <dc:date>2020-10-30T13:00:30.715342679</dc:date>
    <meta:document-statistic meta:table-count="0" meta:image-count="0" meta:object-count="0" meta:page-count="4" meta:paragraph-count="56" meta:word-count="742" meta:character-count="4541" meta:non-whitespace-character-count="3862"/>
  </office:meta>
</office:document-meta>
</file>